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c81d" officeooo:paragraph-rsid="000fc81d"/>
    </style:style>
    <style:style style:name="P2" style:family="paragraph" style:parent-style-name="Standard">
      <style:paragraph-properties fo:text-align="center" style:justify-single-word="false"/>
      <style:text-properties officeooo:rsid="000fc81d" officeooo:paragraph-rsid="000fc81d"/>
    </style:style>
    <style:style style:name="P3" style:family="paragraph" style:parent-style-name="Standard">
      <style:text-properties fo:font-size="60pt" officeooo:rsid="000fc81d" officeooo:paragraph-rsid="000fc81d" style:font-size-asian="60pt" style:font-size-complex="60pt"/>
    </style:style>
    <style:style style:name="P4" style:family="paragraph" style:parent-style-name="Standard">
      <style:text-properties fo:font-size="60pt" officeooo:rsid="000fc81d" officeooo:paragraph-rsid="0010a164" style:font-size-asian="60pt" style:font-size-complex="60pt"/>
    </style:style>
    <style:style style:name="P5" style:family="paragraph" style:parent-style-name="Standard">
      <style:paragraph-properties fo:text-align="start" style:justify-single-word="false"/>
      <style:text-properties officeooo:rsid="000fc81d" officeooo:paragraph-rsid="000fc81d"/>
    </style:style>
    <style:style style:name="P6" style:family="paragraph" style:parent-style-name="Standard">
      <style:paragraph-properties fo:text-align="start" style:justify-single-word="false"/>
      <style:text-properties officeooo:rsid="000fc81d" officeooo:paragraph-rsid="00140192"/>
    </style:style>
    <style:style style:name="P7" style:family="paragraph" style:parent-style-name="Standard">
      <style:paragraph-properties fo:text-align="start" style:justify-single-word="false"/>
      <style:text-properties officeooo:rsid="000fc81d" officeooo:paragraph-rsid="0014de28"/>
    </style:style>
    <style:style style:name="P8" style:family="paragraph" style:parent-style-name="Standard">
      <style:paragraph-properties fo:text-align="center" style:justify-single-word="false"/>
      <style:text-properties officeooo:rsid="000fc81d" officeooo:paragraph-rsid="000fc81d"/>
    </style:style>
    <style:style style:name="P9" style:family="paragraph" style:parent-style-name="Standard">
      <style:text-properties officeooo:rsid="000fc81d" officeooo:paragraph-rsid="000fc81d"/>
    </style:style>
    <style:style style:name="P10" style:family="paragraph" style:parent-style-name="Standard">
      <style:paragraph-properties fo:text-align="center" style:justify-single-word="false"/>
      <style:text-properties fo:font-size="18pt" officeooo:rsid="000fc81d" officeooo:paragraph-rsid="000fc81d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fc81d" officeooo:paragraph-rsid="000fc81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28acd" officeooo:paragraph-rsid="00128acd"/>
    </style:style>
    <style:style style:name="P13" style:family="paragraph" style:parent-style-name="Standard">
      <style:paragraph-properties fo:text-align="start" style:justify-single-word="false"/>
      <style:text-properties style:font-name="Noto Serif" fo:font-size="18pt" fo:font-weight="bold" officeooo:rsid="00128acd" officeooo:paragraph-rsid="00128ac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erif" fo:font-size="18pt" fo:font-weight="bold" officeooo:rsid="000fc81d" officeooo:paragraph-rsid="0014de2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erif" fo:font-size="12pt" fo:font-weight="bold" officeooo:rsid="00140192" officeooo:paragraph-rsid="0014019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erif" fo:font-size="14pt" fo:font-weight="bold" officeooo:rsid="000fc81d" officeooo:paragraph-rsid="0014de2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oto Serif" fo:font-size="14pt" fo:font-weight="bold" officeooo:rsid="000fc81d" officeooo:paragraph-rsid="000fc81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40192" officeooo:paragraph-rsid="00140192"/>
    </style:style>
    <style:style style:name="P19" style:family="paragraph" style:parent-style-name="Standard">
      <style:paragraph-properties fo:text-align="start" style:justify-single-word="false"/>
      <style:text-properties fo:font-size="14pt" officeooo:rsid="00128acd" officeooo:paragraph-rsid="00128acd" style:font-size-asian="14pt" style:font-size-complex="14pt"/>
    </style:style>
    <style:style style:name="P20" style:family="paragraph" style:parent-style-name="Standard">
      <style:text-properties fo:font-size="60pt" officeooo:rsid="000fc81d" officeooo:paragraph-rsid="000fc81d" style:font-size-asian="60pt" style:font-size-complex="60pt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>
      <style:text-properties style:font-name="Noto Sans" fo:font-size="12pt" fo:font-weight="normal" style:font-size-asian="12pt" style:font-weight-asian="normal" style:font-size-complex="12pt" style:font-weight-complex="normal"/>
    </style:style>
    <style:style style:name="P23" style:family="paragraph">
      <loext:graphic-properties draw:fill="none" draw:fill-color="#ffffff"/>
      <style:text-properties style:font-name="Noto 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de28" style:font-weight-asian="bold" style:font-weight-complex="bold"/>
    </style:style>
    <style:style style:name="T4" style:family="text">
      <style:text-properties style:font-name="Noto Serif" fo:font-size="60pt" style:font-size-asian="60pt" style:font-size-complex="60pt"/>
    </style:style>
    <style:style style:name="T5" style:family="text">
      <style:text-properties style:font-name="Noto Serif" fo:font-size="14pt" style:font-size-asian="12.25pt" style:font-size-complex="14pt"/>
    </style:style>
    <style:style style:name="T6" style:family="text">
      <style:text-properties style:font-name="Noto Seri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Noto Serif" fo:font-size="18pt" fo:font-weight="bold" officeooo:rsid="0014de28" style:font-size-asian="18pt" style:font-weight-asian="bold" style:font-size-complex="18pt" style:font-weight-complex="bold"/>
    </style:style>
    <style:style style:name="T8" style:family="text">
      <style:text-properties style:font-name="Noto Serif" fo:font-weight="bold" style:font-weight-asian="bold" style:font-weight-complex="bold"/>
    </style:style>
    <style:style style:name="T9" style:family="text">
      <style:text-properties officeooo:rsid="0014019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Noto Sans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svg:stroke-color="#000000" draw:fill="none" draw:fill-color="#ffffff" fo:min-height="1.8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4">SOFTWARE DESIGN DESCRIPTION</text:span></text:span></text:p>
      <text:p text:style-name="P1"><draw:frame text:anchor-type="paragraph" draw:z-index="0" draw:name="Shape1" draw:style-name="gr1" draw:text-style-name="P23" svg:width="4.198in" svg:height="1.8287in" svg:x="-0.0016in" svg:y="0.5693in"><draw:text-box><text:p text:style-name="P22"><text:span text:style-name="T11">Sharavan Krishna</text:span><text:span text:style-name="T11"><text:tab/></text:span><text:span text:style-name="T11"><text:tab/></text:span><text:span text:style-name="T11">IT-B 17</text:span></text:p><text:p text:style-name="P22"><text:span text:style-name="T11"/></text:p><text:p text:style-name="P22"><text:span text:style-name="T11">Muhammad Shefin </text:span><text:span text:style-name="T11"><text:tab/></text:span><text:span text:style-name="T11">IT-B 01</text:span></text:p><text:p text:style-name="P22"><text:span text:style-name="T11"/></text:p><text:p text:style-name="P22"><text:span text:style-name="T11">Vinay Sudheer</text:span><text:span text:style-name="T11"><text:tab/></text:span><text:span text:style-name="T11"><text:tab/></text:span><text:span text:style-name="T11">IT-B 30</text:span></text:p><text:p text:style-name="P22"><text:span text:style-name="T11"/></text:p><text:p text:style-name="P22"><text:span text:style-name="T11">Vishnu Prasad.V.S</text:span><text:span text:style-name="T11"><text:tab/></text:span><text:span text:style-name="T11"><text:tab/></text:span><text:span text:style-name="T11">IT-B 31</text:span></text:p></draw:text-box></draw:frame><text:span text:style-name="Strong_20_Emphasis"><text:span text:style-name="T4"/></text:span></text:p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4"><text:span text:style-name="Strong_20_Emphasis"><text:span text:style-name="T5"/></text:span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Strong_20_Emphasis"/></text:p>
      <text:p text:style-name="P1"/>
      <text:p text:style-name="P1"/>
      <text:p text:style-name="P1"><text:soft-page-break/></text:p>
      <text:p text:style-name="P1"/>
      <text:p text:style-name="P1"/>
      <text:p text:style-name="P10">TABLE OF CONTENTS</text:p>
      <text:p text:style-name="P2"/>
      <text:p text:style-name="P2"/>
      <text:p text:style-name="P5"><text:span text:style-name="T2">1 </text:span><text:span text:style-name="T3">INTRODUCTION</text:span><text:span text:style-name="T2"><text:tab/><text:tab/><text:tab/></text:span> <text:s text:c="176"/></text:p>
      <text:p text:style-name="P6"><text:tab/>1.1 Purpose<text:tab/><text:tab/><text:tab/></text:p>
      <text:p text:style-name="P5"><text:tab/>1.2 Scope<text:tab/><text:tab/></text:p>
      <text:p text:style-name="P5"><text:tab/>1.3 <text:span text:style-name="T9">Overview</text:span><text:tab/></text:p>
      <text:p text:style-name="P5"><text:tab/>1.4 Reference Material</text:p>
      <text:p text:style-name="P5"><text:tab/>1.5 Definitions and Acronyms </text:p>
      <text:p text:style-name="P5"/>
      <text:p text:style-name="P11">2 SYSTEM OVERVIEW</text:p>
      <text:p text:style-name="P5"/>
      <text:p text:style-name="P5"><text:span text:style-name="T2">3 SYSTEM ARCHITECTURE</text:span> </text:p>
      <text:p text:style-name="P7"><text:tab/>3.1 Architectural Design</text:p>
      <text:p text:style-name="P5"><text:tab/>3.<text:span text:style-name="T9">3 </text:span>Decomposition Description</text:p>
      <text:p text:style-name="P5"><text:tab/>3.3 Design Rationale</text:p>
      <text:p text:style-name="P5"/>
      <text:p text:style-name="P5"><text:span text:style-name="T2">4 DATA DESIGN</text:span> </text:p>
      <text:p text:style-name="P7"><text:tab/>4.1 Data Description</text:p>
      <text:p text:style-name="P5"><text:tab/>4.2 Data Dictionary</text:p>
      <text:p text:style-name="P5"/>
      <text:p text:style-name="P11">5 COMPONENT DESIGN</text:p>
      <text:p text:style-name="P5"/>
      <text:p text:style-name="P11">6 HUMAN INTERFACE DESIGN</text:p>
      <text:p text:style-name="P7"><text:tab/>6.1 Overview of User Interface</text:p>
      <text:p text:style-name="P5"><text:tab/>6.2 Screen Images</text:p>
      <text:p text:style-name="P5"><text:tab/>6.3 Screen Objects andActions </text:p>
      <text:p text:style-name="P5"/>
      <text:p text:style-name="P11">7 REQUIREMENTS MATRIX</text:p>
      <text:p text:style-name="P5"/>
      <text:p text:style-name="P11">8 APPENDIC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<text:span text:style-name="T6">1 </text:span><text:span text:style-name="T7">INTRODUCTION</text:span></text:p>
      <text:p text:style-name="P12"/>
      <text:p text:style-name="P12"/>
      <text:p text:style-name="P19"><text:span text:style-name="T8">1.1 Purpose</text:span></text:p>
      <text:p text:style-name="P13"/>
      <text:p text:style-name="P15"><text:span text:style-name="T10">This Software Design Description provides the design details for the RDBMS based mini project on Hospital Administration <text:s text:c="3"/></text:span></text:p>
      <text:p text:style-name="P12"/>
      <text:p text:style-name="P12"/>
      <text:p text:style-name="P12"/>
      <text:p text:style-name="P19"><text:span text:style-name="T8">1.2 Scope</text:span></text:p>
      <text:p text:style-name="P12"/>
      <text:p text:style-name="P12"/>
      <text:p text:style-name="P12"/>
      <text:p text:style-name="P16">1.3 <text:span text:style-name="T9">Overview</text:span><text:tab/></text:p>
      <text:p text:style-name="P16">1.4 Reference Material</text:p>
      <text:p text:style-name="P16">1.5 Definitions and Acronyms</text:p>
      <text:p text:style-name="P16"/>
      <text:p text:style-name="P16"/>
      <text:p text:style-name="P14">2 SYSTEM OVERVIEW</text:p>
      <text:p text:style-name="P14"/>
      <text:p text:style-name="P14">3 SYSTEM ARCHITECTURE </text:p>
      <text:p text:style-name="P14"><text:span text:style-name="T1">3.1 Architectural Design</text:span></text:p>
      <text:p text:style-name="P16">3.<text:span text:style-name="T9">3 </text:span>Decomposition Description</text:p>
      <text:p text:style-name="P16">3.3 Design Rationale</text:p>
      <text:p text:style-name="P14"/>
      <text:p text:style-name="P14">4 DATA DESIGN </text:p>
      <text:p text:style-name="P14"><text:span text:style-name="T1">4.1 Data Description</text:span></text:p>
      <text:p text:style-name="P16">4.2 Data Dictionary</text:p>
      <text:p text:style-name="P14">5 COMPONENT DESIGN</text:p>
      <text:p text:style-name="P14">6 HUMAN INTERFACE DESIGN</text:p>
      <text:p text:style-name="P14"><text:span text:style-name="T1">6.1 Overview of User Interface</text:span></text:p>
      <text:p text:style-name="P16">6.2 Screen Images</text:p>
      <text:p text:style-name="P16">6.3 Screen Objects andActions </text:p>
      <text:p text:style-name="P14">7 REQUIREMENTS MATRIX</text:p>
      <text:p text:style-name="P14"><text:soft-page-break/>8 APPENDICES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Mono" svg:font-family="'Noto Mono'" style:font-pitch="fixed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order="none" fo:padding="0.0201in" style:shadow="none" fo:background-color="transparent" draw:fill="none" draw:fill-color="#fffff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1:45:15.714391289</meta:creation-date>
    <meta:editing-duration>PT8M55S</meta:editing-duration>
    <meta:editing-cycles>3</meta:editing-cycles>
    <meta:generator>LibreOffice/5.4.2.2.0$Linux_X86_64 LibreOffice_project/40m0$Build-2</meta:generator>
    <dc:date>2017-10-23T12:50:35.975749041</dc:date>
    <meta:document-statistic meta:table-count="0" meta:image-count="0" meta:object-count="0" meta:page-count="5" meta:paragraph-count="46" meta:word-count="150" meta:character-count="1196" meta:non-whitespace-character-count="881"/>
  </office:meta>
</office:document-meta>
</file>